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tividad Consultas MySQL</text:p>
      <text:p text:style-name="P1"/>
      <text:p text:style-name="P3">1. Generar las siguientes tablas para guardar esta información:</text:p>
      <text:p text:style-name="P2"/>
      <text:p text:style-name="P2">CREATE TABLE Profesores(</text:p>
      <text:p text:style-name="P2"><text:tab/>Nombre VARCHAR (20),</text:p>
      <text:p text:style-name="P2"><text:tab/>Apellido1 VARCHAR (20),</text:p>
      <text:p text:style-name="P2"><text:tab/>Apellido2 VARCHAR (20),</text:p>
      <text:p text:style-name="P2"><text:tab/>DNI VARCHAR (9), </text:p>
      <text:p text:style-name="P2"><text:tab/>Direccion VARCHAR (100),</text:p>
      <text:p text:style-name="P2"><text:tab/>Titulo VARCHAR (100),</text:p>
      <text:p text:style-name="P2"><text:tab/>Gana INT NOT NULL,</text:p>
      <text:p text:style-name="P2"><text:tab/>CONSTRAINT Profesores_Nombre_uu UNIQUE(Nombre, Apellido1,Apellido2),</text:p>
      <text:p text:style-name="P2"><text:tab/>CONSTRAINT Profesores_DNI_pk PRIMARY KEY(DNI));</text:p>
      <text:p text:style-name="P2"/>
      <text:p text:style-name="P2">CREATE TABLE Cursos(</text:p>
      <text:p text:style-name="P2"><text:tab/>Nombre_Curso VARCHAR (50),</text:p>
      <text:p text:style-name="P2"><text:tab/>Cod_Curso INT,</text:p>
      <text:p text:style-name="P2"><text:tab/>DNI_Profesor VARCHAR(9),</text:p>
      <text:p text:style-name="P2"><text:tab/>Maximo_Alumnos INT,</text:p>
      <text:p text:style-name="P2"><text:tab/>Fecha_Inicio DATE,</text:p>
      <text:p text:style-name="P2"><text:tab/>Fecha_Fin DATE,</text:p>
      <text:p text:style-name="P2"><text:tab/>Num_Horas INT NOT NULL,</text:p>
      <text:p text:style-name="P2"><text:tab/>CONSTRAINT Cursos_Nombre_Curso_uu UNIQUE(Nombre_Curso),</text:p>
      <text:p text:style-name="P2"><text:tab/>CONSTRAINT Cursos_Cod_Curso_pk PRIMARY KEY(Cod_Curso),</text:p>
      <text:p text:style-name="P2"><text:tab/>CONSTRAINT Cursos_Fechas_ck CHECK (Fecha_Inicio&lt;Fecha_Fin),</text:p>
      <text:p text:style-name="P2"><text:tab/>CONSTRAINT Cursos_Profesor_fk FOREIGN KEY(DNI_Profesor) REFERENCES Profesores(DNI) ON DELETE CASCADE);</text:p>
      <text:p text:style-name="P2"/>
      <text:p text:style-name="P2">CREATE TABLE Alumnos(</text:p>
      <text:p text:style-name="P2"><text:tab/>Nombre VARCHAR(20),</text:p>
      <text:p text:style-name="P2"><text:tab/>Apellido1 VARCHAR (20),</text:p>
      <text:p text:style-name="P2"><text:tab/>Apellido2 VARCHAR(20),</text:p>
      <text:p text:style-name="P2"><text:tab/>DNI VARCHAR(9), </text:p>
      <text:p text:style-name="P2"><text:tab/>Direccion VARCHAR (100),</text:p>
      <text:p text:style-name="P2"><text:tab/>Sexo CHAR(1),</text:p>
      <text:p text:style-name="P2"><text:tab/>Fecha_Nacimiento DATE,</text:p>
      <text:p text:style-name="P2"><text:tab/>Curso INT NOT NULL,</text:p>
      <text:p text:style-name="P2"><text:tab/>CONSTRAINT Alumnos_Nombre_pk PRIMARY KEY(DNI),</text:p>
      <text:p text:style-name="P2"><text:tab/>CONSTRAINT Alumnos_Sexo_ck CHECK (Sexo='H' OR Sexo='M'),</text:p>
      <text:p text:style-name="P2"><text:tab/>CONSTRAINT Alumnos_Curso_fk FOREIGN KEY (Curso) REFERENCES Cursos(Cod_Curso) ON DELETE CASCADE);</text:p>
      <text:p text:style-name="P2"/>
      <text:p text:style-name="P3"/>
      <text:p text:style-name="P3"/>
      <text:p text:style-name="P3">2. Insertar las siguientes tuplas:</text:p>
      <text:p text:style-name="P3"/>
      <text:p text:style-name="P2">INSERT INTO Profesores values</text:p>
      <text:p text:style-name="P2">("Juan", "Arch", "López" ,32432455, "Puerta Negra 4" ,"Ing. Informática", 7500);</text:p>
      <text:p text:style-name="P2">INSERT INTO Profesores values</text:p>
      <text:p text:style-name="P2">("María", "Oliva", "Rubio" ,43215643, "Juan Alfonso 32" , "Lda. Fil. Inglesa", 5400);</text:p>
      <text:p text:style-name="P2"/>
      <text:p text:style-name="P2"><text:soft-page-break/></text:p>
      <text:p text:style-name="P2">INSERT INTO Cursos values</text:p>
      <text:p text:style-name="P2">("Inglés Básico" , 1, 43215643, 15 ,"2019-11-01" ,"2019-12-22" ,120);</text:p>
      <text:p text:style-name="P2">INSERT INTO Cursos values</text:p>
      <text:p text:style-name="P2">("Administración Linux", 2, 32432455,NULL, "2019-09-04", NULL,100);</text:p>
      <text:p text:style-name="P2"/>
      <text:p text:style-name="P2">INSERT INTO Alumnos values </text:p>
      <text:p text:style-name="P2">("Lucas", "Manilva", "López", 123527, "Alhamar 3", "H", "1979-11-01", 1);</text:p>
      <text:p text:style-name="P2">INSERT INTO Alumnos values</text:p>
      <text:p text:style-name="P2">("Antonia", "López", "Alcantara", 2567597, "Maniquí 21", "M", NULL, 2);</text:p>
      <text:p text:style-name="P2">INSERT INTO Alumnos values</text:p>
      <text:p text:style-name="P2">("Manuel", "Alcantara", "Pedrós", 3123689, "Julian 2", NULL, NULL, 2);</text:p>
      <text:p text:style-name="P2">INSERT INTO Alumnos values </text:p>
      <text:p text:style-name="P2">("José", "Pérez", "Caballar", 4896765, "Jarcha 5", "H", "1977-2-03", 1);</text:p>
      <text:p text:style-name="P2"/>
      <text:p text:style-name="P2"/>
      <text:p text:style-name="P3"/>
      <text:p text:style-name="P3">3. Insertar la siguiente tupla en ALUMNOS:</text:p>
      <text:p text:style-name="P2"/>
      <text:p text:style-name="P2">INSERT INTO Alumnos values</text:p>
      <text:p text:style-name="P2">("Sergio", "Navas", "Retal", 123528, NULL, "H", NULL, 2);</text:p>
      <text:p text:style-name="P2"/>
      <text:p text:style-name="P3"/>
      <text:p text:style-name="P3"/>
      <text:p text:style-name="P3">4. Añadir el campo edad de tipo numérico a la tabla PROFESORES:</text:p>
      <text:p text:style-name="P3"/>
      <text:p text:style-name="P2">Alter Table Profesores Add</text:p>
      <text:p text:style-name="P2">edad INT Check(edad &gt;= 18 and edad&lt;=65);</text:p>
      <text:p text:style-name="P2"/>
      <text:p text:style-name="P3"/>
      <text:p text:style-name="P3"/>
      <text:p text:style-name="P3">5. Añadir las siguientes restricciones: La edad de los profesores está entre 18 y 65 años. No se puede añadir un curso si su número de alumnos máximo es menor que 10. El número de horas de los cursos debe ser mayor que 100.</text:p>
      <text:p text:style-name="P2"/>
      <text:p text:style-name="P2">Alter Table Cursos Add</text:p>
      <text:p text:style-name="P2">Check(maximo_alumnos &gt;= 10);</text:p>
      <text:p text:style-name="P2"/>
      <text:p text:style-name="P2">Alter Table Cursos Add</text:p>
      <text:p text:style-name="P2">Check(num_horas &gt;=100);</text:p>
      <text:p text:style-name="P2"/>
      <text:p text:style-name="P3"/>
      <text:p text:style-name="P3"/>
      <text:p text:style-name="P3">6. Eliminar la restricción que controla los valores permitidos para el atributo sexo:</text:p>
      <text:p text:style-name="P3"/>
      <text:p text:style-name="P2">No se ha podido realizar esta acción debido a que da error porque da un nombre predeterminado.</text:p>
      <text:p text:style-name="P2"/>
      <text:p text:style-name="P3"/>
      <text:p text:style-name="P3"/>
      <text:p text:style-name="P3"/>
      <text:p text:style-name="P3"/>
      <text:p text:style-name="P3"/>
      <text:p text:style-name="P3"><text:soft-page-break/>7. Se dice que cada alumno ha de estar matriculado en un solo curso. ¿Esto quiere decir que el atributo CURSO de la tabla ALUMNOS ha de ser UNIQUE? Pruebe a introducir la restricción y ver si confirma esta hipótesis.</text:p>
      <text:p text:style-name="P3"/>
      <text:p text:style-name="P2">Esto no se puede hacer porque ya está hecho de la siguiente manera:</text:p>
      <text:p text:style-name="P2"/>
      <text:p text:style-name="P2">CONSTRAINT Cursos_Nombre_Curso_uu UNIQUE(Nombre_Curso)</text:p>
      <text:p text:style-name="P2"/>
      <text:p text:style-name="P2"/>
      <text:p text:style-name="P2"/>
      <text:p text:style-name="P3">8. Eliminar la restricción de tipo NOT NULL del atributo GANA.</text:p>
      <text:p text:style-name="P2"/>
      <text:p text:style-name="P2">Alter Table Profesores</text:p>
      <text:p text:style-name="P2">Modify Column Gana Int;</text:p>
      <text:p text:style-name="P2"/>
      <text:p text:style-name="P3"/>
      <text:p text:style-name="P3">9. Insertar restricción no nula en el campo FECHA_INICO de CURSOS.</text:p>
      <text:p text:style-name="P3"/>
      <text:p text:style-name="P2">Alter Table Cursos </text:p>
      <text:p text:style-name="P2">Modify Column Fecha_Inicio date Not Null;</text:p>
      <text:p text:style-name="P2"/>
      <text:p text:style-name="P3"/>
      <text:p text:style-name="P3">10. Cambiar la clave primaria de Profesor al nombre y apellidos.</text:p>
      <text:p text:style-name="P3"/>
      <text:p text:style-name="P2">Alter Table Cursos</text:p>
      <text:p text:style-name="P2">Drop foreign key Cursos_Profesor_fk;</text:p>
      <text:p text:style-name="P2"/>
      <text:p text:style-name="P2">Alter Table Profesores</text:p>
      <text:p text:style-name="P2">drop primary key, </text:p>
      <text:p text:style-name="P2">add constraint profesores_pk primary key(nombre,apellido1,apellido2);</text:p>
      <text:p text:style-name="P2"/>
      <text:p text:style-name="P2">Aqui lo que hacemos es respetar las relaciones entre tablas para que se pueda hacer la acción sin problemas a la hora de añadir una nueva clave primaria.</text:p>
      <text:p text:style-name="P2"/>
      <text:p text:style-name="P3"/>
      <text:p text:style-name="P3">11. Insertar las siguientes tuplas en alumnos:</text:p>
      <text:p text:style-name="P3"/>
      <text:p text:style-name="P2">La tupla de Juan no se puede insertar porque es un profesor.</text:p>
      <text:p text:style-name="P2"/>
      <text:p text:style-name="P2">La tupla de María no se puede insertar debido a que da un error en el campo cursos, porque solo hay 2 cursos y en esta tupla pone que está en el curso 3.</text:p>
      <text:p text:style-name="P2"/>
      <text:p text:style-name="P3"/>
      <text:p text:style-name="P3">12. La fecha de nacimiento de Antonia López está equivocada. La verdadera es 23 de diciembre de 1976.</text:p>
      <text:p text:style-name="P2"/>
      <text:p text:style-name="P2">UPDATE Alumnos</text:p>
      <text:p text:style-name="P2">SET Fecha_Nacimiento = "1976-12-23"</text:p>
      <text:p text:style-name="P2">WHERE Alumnos.dni = '2567597'</text:p>
      <text:p text:style-name="P2"/>
      <text:p text:style-name="P3"/>
      <text:p text:style-name="P3"/>
      <text:p text:style-name="P3"><text:soft-page-break/>13. Cambiar a Antonia López al curso de código 5.</text:p>
      <text:p text:style-name="P3"><text:s/></text:p>
      <text:p text:style-name="P2">No se puede hacer porque sólo hay 2 cursos.</text:p>
      <text:p text:style-name="P2"/>
      <text:p text:style-name="P3"/>
      <text:p text:style-name="P3">14. Eliminar la profesora Laura Jiménez.</text:p>
      <text:p text:style-name="P3"/>
      <text:p text:style-name="P2">No hay ninguna profesora con ese nombre en la tabla profesores</text:p>
      <text:p text:style-name="P2"/>
      <text:p text:style-name="P2"/>
      <text:p text:style-name="P7"><text:span text:style-name="T2">15. </text:span>Crear una tabla de uso temporal llamada NOMBRE DE ALUMNOS que tenga un solo atributo (NOMBRE_COMPLETO) de tipo cadena de caracteres y con el contenido de la tabla alumnos en esos campos. Observe que no hay restricción de clave primaria para esta tabla.</text:p>
      <text:p text:style-name="P7"/>
      <text:p text:style-name="P6">UPDATE Nombre_de_Alumnos</text:p>
      <text:p text:style-name="P6">INNER JOIN Alumnos ON Nombre_de_Alumnos.nombre_completo = Alumnos.nombre, Alumnos.Apellido1, Alumnos.Apellido2</text:p>
      <text:p text:style-name="P6">SET Nombre_de_Alumnos.nombre_completo = CONCAT (Alumnos.nombre, Alumnos.Apellido1, Alumnos.Apellido2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nito Jódar Álvarez</meta:initial-creator>
    <meta:creation-date>2020-01-24T09:26:40</meta:creation-date>
    <dc:date>2020-01-26T16:03:43</dc:date>
    <dc:creator>Benito Jódar Álvarez</dc:creator>
    <meta:editing-duration>P2DT3H23M33S</meta:editing-duration>
    <meta:editing-cycles>3</meta:editing-cycles>
    <meta:generator>OpenOffice/4.1.7$Unix OpenOffice.org_project/417m1$Build-9800</meta:generator>
    <meta:document-statistic meta:table-count="0" meta:image-count="0" meta:object-count="0" meta:page-count="4" meta:paragraph-count="98" meta:word-count="697" meta:character-count="4870"/>
  </office:meta>
</office:document-meta>
</file>